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701cm" svg:x="1.4cm" svg:y="5.277cm" presentation:class="title" presentation:user-transformed="true">
          <draw:text-box>
            <text:p>FSE Chat Room <text:line-break/><text:line-break/>- Divya Venugopalan<text:line-break/>MS in SE<text:line-break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sign Decisions</text:p>
          </draw:text-box>
        </draw:frame>
        <draw:frame presentation:style-name="pr4" draw:layer="layout" svg:width="25.199cm" svg:height="4.584cm" svg:x="1.4cm" svg:y="4.914cm" presentation:class="outline" presentation:user-transformed="true">
          <draw:text-box>
            <text:list text:style-name="L3">
              <text:list-item>
                <text:p>Incremental and Iterative</text:p>
              </text:list-item>
              <text:list-item>
                <text:p>Basic chat , username, time, exit, database</text:p>
                <text:p/>
                <text:p/>
                <text:p/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esign Decisions</text:p>
          </draw:text-box>
        </draw:frame>
        <draw:frame presentation:style-name="pr1" draw:layer="layout" svg:width="25.199cm" svg:height="3.506cm" svg:x="1.016cm" svg:y="9.498cm" presentation:class="title" presentation:user-transformed="true">
          <draw:text-box>
            <text:p>Choice of Technology</text:p>
          </draw:text-box>
        </draw:frame>
        <draw:frame presentation:style-name="pr4" draw:layer="layout" svg:width="25.199cm" svg:height="4.584cm" svg:x="1.27cm" svg:y="13.97cm" presentation:class="outline" presentation:user-transformed="true">
          <draw:text-box>
            <text:list text:style-name="L3">
              <text:list-item>
                <text:p>Client Side : HTML5, CSS, Javascript</text:p>
              </text:list-item>
              <text:list-item>
                <text:p>Server Side : NodeJS, Socket.io, Express</text:p>
              </text:list-item>
              <text:list-item>
                <text:p>Database : SQLite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7.366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6T20:27:13.937918605</meta:creation-date>
    <dc:date>2015-09-06T21:43:50.060011633</dc:date>
    <meta:editing-duration>PT26M54S</meta:editing-duration>
    <meta:editing-cycles>1</meta:editing-cycles>
    <meta:document-statistic meta:object-count="35"/>
    <meta:generator>LibreOffice/4.2.8.2$Linux_X86_64 LibreOffice_project/420m0$Build-2</meta:generator>
  </office:meta>
</office:document-meta>
</file>